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office:automatic-styles>
  <office:body>
    <office:text>
      <text:p text:style-name="P1"><text:span text:style-name="T1">PABLO OLLER PÉREZ</text:span></text:p>
      <text:p text:style-name="P1"><text:span text:style-name="T2"/></text:p>
      <text:p text:style-name="P1"><text:span text:style-name="T2"/></text:p>
      <text:p text:style-name="P1"><text:span text:style-name="T3">Descargue las últimas versiones de los navegadores: Mozilla Firefox, Google Chrome, Safari e Internet Explorer. Compruebe con el servicio web<text:s/></text:span><text:a xlink:href="http://html5test.com/"><text:span text:style-name="T4">http://html5test.com/</text:span></text:a><text:span text:style-name="T5"><text:s/>qué características de HTML5 soporta cada uno. ¿Soportan todos las mismas? </text:span></text:p>
      <text:p text:style-name="P1"><text:span text:style-name="T6"/></text:p>
      <text:p text:style-name="P1"><text:span text:style-name="T6">No todas las características que ofrecen HTML5 y CSS3 son admitidas por los navegadores web actuales. Por tanto, es necesario consultar algunas páginas de referencia para conocer qué elementos se pueden utilizar porque son admitidos por la mayoría de los navegadores, y qué elementos no se pueden utilizar porque no funcionarán.</text:span></text:p>
      <text:p text:style-name="P1"><text:span text:style-name="T6"/></text:p>
      <text:p text:style-name="P1"><text:span text:style-name="T6">Soporte según The HTML5 Test:</text:span></text:p>
      <text:p text:style-name="P1"><text:span text:style-name="T6"/></text:p>
      <text:p text:style-name="P1"><text:span text:style-name="T6"/></text:p>
      <text:p text:style-name="P2"><draw:frame text:anchor-type="as-char" svg:width="146.58mm" svg:height="61.65mm" style:rel-width="scale" style:rel-height="scale"><draw:object-ole xlink:href="OleObj1"/><draw:image xlink:href="ObjectReplacements/OleObj1"/></draw:frame><text:span text:style-name="T7"/></text:p>
      <text:p text:style-name="P3"><text:span text:style-name="T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